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33110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size="14pt" fo:font-weight="normal" officeooo:paragraph-rsid="00033110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00000" loext:opacity="100%" style:font-name="Consolas" fo:letter-spacing="normal" fo:font-style="normal"/>
    </style:style>
    <style:style style:name="T2" style:family="text">
      <style:text-properties fo:font-variant="normal" fo:text-transform="none" fo:color="#000000" loext:opacity="100%" style:font-name="Consolas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loext:opacity="100%" style:font-name="Consolas" fo:letter-spacing="normal" fo:font-style="normal" fo:font-weight="bold" officeooo:rsid="00033110" style:font-weight-asian="bold" style:font-weight-complex="bold"/>
    </style:style>
    <style:style style:name="T4" style:family="text">
      <style:text-properties fo:font-variant="normal" fo:text-transform="none" fo:color="#000000" loext:opacity="100%" style:font-name="Consolas" fo:letter-spacing="normal" fo:font-style="normal" officeooo:rsid="0004dace"/>
    </style:style>
    <style:style style:name="T5" style:family="text">
      <style:text-properties fo:font-variant="normal" fo:text-transform="none" fo:color="#000000" loext:opacity="100%" style:font-name="Consolas" fo:letter-spacing="normal" fo:font-style="normal" officeooo:rsid="00074956"/>
    </style:style>
    <style:style style:name="T6" style:family="text">
      <style:text-properties fo:font-variant="normal" fo:text-transform="none" fo:color="#000000" loext:opacity="100%" style:font-name="Consolas" fo:letter-spacing="normal" fo:font-style="normal" style:text-underline-style="solid" style:text-underline-width="auto" style:text-underline-color="font-color"/>
    </style:style>
    <style:style style:name="T7" style:family="text">
      <style:text-properties fo:font-variant="normal" fo:text-transform="none" fo:color="#000000" loext:opacity="100%" style:font-name="Consolas" fo:letter-spacing="normal" fo:font-style="normal" officeooo:rsid="000853ee"/>
    </style:style>
    <style:style style:name="T8" style:family="text">
      <style:text-properties fo:font-variant="normal" fo:text-transform="none" fo:color="#000000" loext:opacity="100%" style:font-name="Consolas" fo:font-size="14pt" fo:letter-spacing="normal" fo:font-style="normal" fo:font-weight="normal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000000" loext:opacity="100%" style:font-name="Consolas" fo:font-size="14pt" fo:letter-spacing="normal" fo:font-style="normal" fo:font-weight="bold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loext:opacity="100%" style:font-name="Consolas" fo:font-size="13pt" fo:letter-spacing="normal" fo:font-style="normal" style:font-size-asian="13pt" style:font-size-complex="13pt"/>
    </style:style>
    <style:style style:name="T11" style:family="text">
      <style:text-properties fo:font-variant="normal" fo:text-transform="none" fo:color="#000000" loext:opacity="100%" style:font-name="Consolas" fo:font-size="13pt" fo:letter-spacing="normal" fo:font-style="normal" fo:font-weight="bold" style:font-size-asian="13pt" style:font-weight-asian="bold" style:font-size-complex="13pt" style:font-weight-complex="bold"/>
    </style:style>
    <style:style style:name="T12" style:family="text">
      <style:text-properties fo:font-variant="normal" fo:text-transform="none" fo:color="#bf0041" loext:opacity="100%" style:font-name="Consolas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bf0041" loext:opacity="100%" style:font-name="Consolas" fo:font-size="14pt" fo:letter-spacing="normal" fo:font-style="normal" fo:font-weight="bold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2a6099" loext:opacity="100%" style:font-name="Consolas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800080" loext:opacity="100%" style:font-name="Consolas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00a933" loext:opacity="100%" style:font-name="Consolas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ff8000" loext:opacity="100%" style:font-name="Consolas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ff4000" loext:opacity="100%" style:font-name="Consolas" fo:letter-spacing="normal" fo:font-style="norm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1</text:span><text:span text:style-name="T2">-</text:span><text:span text:style-name="T1"> </text:span><text:span text:style-name="T12">touch script.js</text:span><text:span text:style-name="T1"> : permet de créer un fichier dont le nom est script et l'éxtension est js </text:span></text:p>
      <text:p text:style-name="P2"><text:span text:style-name="T2">2-</text:span><text:span text:style-name="T1"> </text:span><text:span text:style-name="T12">touch index.html style.css</text:span><text:span text:style-name="T1"> : permet de créer deux fichiers qui sont index.html et style.css </text:span></text:p>
      <text:p text:style-name="P2"><text:span text:style-name="T2">3-</text:span><text:span text:style-name="T1"> </text:span><text:span text:style-name="T12">git config --global user.name 'Anis'</text:span><text:span text:style-name="T1"> : permet de configurer le nom de l'utilisateur 'Anis' </text:span></text:p>
      <text:p text:style-name="P2"><text:span text:style-name="T2">4-</text:span><text:span text:style-name="T1"> </text:span><text:span text:style-name="T12">git config --global user.email 'mohamedrbh519@gmail.com'</text:span><text:span text:style-name="T1"> : permet de configurer l’</text:span><text:span text:style-name="T4">email</text:span><text:span text:style-name="T1"> de l'utilisateur </text:span></text:p>
      <text:p text:style-name="P2"><text:span text:style-name="T2">5-</text:span><text:span text:style-name="T1"> </text:span><text:span text:style-name="T12">git config -l</text:span><text:span text:style-name="T1"> : affiche la configuration de git </text:span></text:p>
      <text:p text:style-name="P2"><text:span text:style-name="T2">6-</text:span><text:span text:style-name="T1"> </text:span><text:span text:style-name="T12">clear</text:span><text:span text:style-name="T1"> : efface tout ce qu'on a écrit </text:span></text:p>
      <text:p text:style-name="P2"><text:span text:style-name="T2">7-</text:span><text:span text:style-name="T1"> </text:span><text:span text:style-name="T12">git init</text:span><text:span text:style-name="T1"> : initialiser un repository </text:span></text:p>
      <text:p text:style-name="P2"><text:span text:style-name="T2">8-</text:span><text:span text:style-name="T1"> </text:span><text:span text:style-name="T12">ls</text:span><text:span text:style-name="T1">: permet d'afficher l'ensemble des fichiers et dossiers qui sont présents dans le répértoire </text:span></text:p>
      <text:p text:style-name="P2"><text:span text:style-name="T2">9-</text:span><text:span text:style-name="T1"> </text:span><text:span text:style-name="T12">ls -a</text:span><text:span text:style-name="T1"> : permet d'afficher </text:span><text:span text:style-name="T2">aussi</text:span><text:span text:style-name="T1"> les fichiers/dossiers cachés </text:span></text:p>
      <text:p text:style-name="P2"><text:span text:style-name="T2">10-</text:span><text:span text:style-name="T1"> </text:span><text:span text:style-name="T12">git status</text:span><text:span text:style-name="T1"> : permet de consulter l'état du </text:span><text:span text:style-name="T2">working directory</text:span><text:span text:style-name="T1"> </text:span></text:p>
      <text:p text:style-name="P2"><text:span text:style-name="T2">11-</text:span><text:span text:style-name="T1"> </text:span><text:span text:style-name="T12">git add .</text:span><text:span text:style-name="T1"> : permet d'ajouter tou</text:span><text:span text:style-name="T5">s</text:span><text:span text:style-name="T1"> les fichiers et dossiers (qui sont dans le working directory) dans le </text:span><text:span text:style-name="T2">staging area </text:span></text:p>
      <text:p text:style-name="P2"><text:span text:style-name="T2">12-</text:span><text:span text:style-name="T1"> </text:span><text:span text:style-name="T12">git commit -m "ajout code html" </text:span><text:span text:style-name="T1">: permet de faire une capture (snapshot ou sauvegarde) avec le message "</text:span><text:span text:style-name="T6">ajout code html</text:span><text:span text:style-name="T1">" </text:span></text:p>
      <text:p text:style-name="P2"><text:span text:style-name="T2">13-</text:span><text:span text:style-name="T1"> </text:span><text:span text:style-name="T12">git checkout 342c3f9c41e0735f8aa019955db82b060c6b0b2d</text:span><text:span text:style-name="T1"> : aller vers le commit dont l'identifiant est 342c3f9c41e0735f8aa019955db82b060c6b0b2d </text:span></text:p>
      <text:p text:style-name="P2"><text:span text:style-name="T2">14-</text:span><text:span text:style-name="T1"> </text:span><text:span text:style-name="T12">git checkout master</text:span><text:span text:style-name="T1"> : aller vers le commit </text:span><text:span text:style-name="T6">le plus récent</text:span><text:span text:style-name="T1"> </text:span></text:p>
      <text:p text:style-name="P2"><text:span text:style-name="T2">15-</text:span><text:span text:style-name="T1"> </text:span><text:span text:style-name="T12">git log</text:span><text:span text:style-name="T1"> : permet de consulter l'historique des commits </text:span></text:p>
      <text:p text:style-name="P2"><text:span text:style-name="T2">16-</text:span><text:span text:style-name="T1"> </text:span><text:span text:style-name="T12">git log --oneline</text:span><text:span text:style-name="T1"> : version compacte de l'historique des commits </text:span></text:p>
      <text:p text:style-name="P2"><text:span text:style-name="T2">17-</text:span><text:span text:style-name="T1"> </text:span><text:span text:style-name="T12">git log --oneline -p index.html</text:span><text:span text:style-name="T1"> : historique de toutes les modifications par commit liées au fichier index</text:span><text:span text:style-name="T17">.html </text:span></text:p>
      <text:p text:style-name="P2"><text:span text:style-name="T14">18-</text:span><text:span text:style-name="T1"> </text:span><text:span text:style-name="T12">git </text:span><text:span text:style-name="T15">add *</text:span><text:span text:style-name="T1"> : permet d'ajouter tou</text:span><text:span text:style-name="T7">s</text:span><text:span text:style-name="T1"> les fichiers dans le snapshot de manière récursive </text:span></text:p>
      <text:p text:style-name="P2"><text:span text:style-name="T14">19-</text:span><text:span text:style-name="T1"> </text:span><text:span text:style-name="T12">git </text:span><text:span text:style-name="T15">add --all</text:span><text:span text:style-name="T1"> : équivalent de git add * </text:span></text:p>
      <text:p text:style-name="P2"><text:span text:style-name="T14">20-</text:span><text:span text:style-name="T1"> </text:span><text:span text:style-name="T12">git </text:span><text:span text:style-name="T15">add .</text:span><text:span text:style-name="T1"> : équivalent à git add * </text:span></text:p>
      <text:p text:style-name="P2"><text:span text:style-name="T14">21-</text:span><text:span text:style-name="T1"> </text:span><text:span text:style-name="T12">git </text:span><text:span text:style-name="T15">add -A</text:span><text:span text:style-name="T12"> </text:span><text:span text:style-name="T1">: équivalent à git add * </text:span></text:p>
      <text:p text:style-name="P2"><text:span text:style-name="T2">22-</text:span><text:span text:style-name="T1"> </text:span><text:span text:style-name="T12">git add *.php</text:span><text:span text:style-name="T1"> : tous les fichiers finissant par </text:span><text:span text:style-name="T2">php</text:span><text:span text:style-name="T1"> de manière récursive </text:span></text:p>
      <text:p text:style-name="P2"><text:span text:style-name="T2">23-</text:span><text:span text:style-name="T1"> </text:span><text:span text:style-name="T12">git add httpdocs/</text:span><text:span text:style-name="T1"> : p</text:span><text:span text:style-name="T10">ermet d'ajouter tous les fichiers se trouvant dans le dossier </text:span><text:span text:style-name="T11">httpdocs</text:span><text:span text:style-name="T10"> ainsi que les fichiers et dossiers créés ou modifiés dans les dossiers enfants de httpdocs </text:span></text:p>
      <text:p text:style-name="P1"><text:span text:style-name="T9">24-</text:span><text:span text:style-name="T8"> </text:span><text:span text:style-name="T13">git add *.(html|php|css|js|xml)</text:span><text:span text:style-name="T8"> : permet d'ajouter tous les fichiers finissant avec ces 5 extensions récursivement </text:span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5T20:02:52.047000000</meta:creation-date>
    <dc:date>2022-09-06T00:23:37.330000000</dc:date>
    <meta:editing-duration>PT12M36S</meta:editing-duration>
    <meta:editing-cycles>6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24" meta:word-count="343" meta:character-count="2041" meta:non-whitespace-character-count="1702"/>
  </office:meta>
</office:document-meta>
</file>